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0"/>
          <table:table-cell office:value-type="string" calcext:value-type="string">
            <text:p>mm</text:p>
          </table:table-cell>
        </table:table-row>
        <table:table-row table:style-name="ro1">
          <table:table-cell table:formula="of:=CONCATENATE(T([.D2]);T(&quot; &quot;);T([.G2]);;T(&quot; &quot;);[.K2];;[.$K$1])" office:value-type="string" office:string-value="M5 TCZHC 8mm" calcext:value-type="string">
            <text:p>M5 TCZHC 8mm</text:p>
          </table:table-cell>
          <table:table-cell table:number-columns-repeated="2"/>
          <table:table-cell table:formula="of:=CONCATENATE(T([.E2]);[.F2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2]);T([.I2]);T([.J2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T([.D3]);T(&quot; &quot;);T([.G3]);;T(&quot; &quot;);[.K3];;[.$K$1])" office:value-type="string" office:string-value="M5 TCZHC 10mm" calcext:value-type="string">
            <text:p>M5 TCZHC 10mm</text:p>
          </table:table-cell>
          <table:table-cell table:number-columns-repeated="2"/>
          <table:table-cell table:formula="of:=CONCATENATE(T([.E3]);[.F3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3]);T([.I3]);T([.J3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4]);T(&quot; &quot;);T([.G4]);;T(&quot; &quot;);[.K4];;[.$K$1])" office:value-type="string" office:string-value="M5 TCZHC 12mm" calcext:value-type="string">
            <text:p>M5 TCZHC 12mm</text:p>
          </table:table-cell>
          <table:table-cell table:number-columns-repeated="2"/>
          <table:table-cell table:formula="of:=CONCATENATE(T([.E4]);[.F4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4]);T([.I4]);T([.J4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5]);T(&quot; &quot;);T([.G5]);;T(&quot; &quot;);[.K5];;[.$K$1])" office:value-type="string" office:string-value="M5 TCZHC 14mm" calcext:value-type="string">
            <text:p>M5 TCZHC 14mm</text:p>
          </table:table-cell>
          <table:table-cell table:number-columns-repeated="2"/>
          <table:table-cell table:formula="of:=CONCATENATE(T([.E5]);[.F5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5]);T([.I5]);T([.J5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6]);T(&quot; &quot;);T([.G6]);;T(&quot; &quot;);[.K6];;[.$K$1])" office:value-type="string" office:string-value="M5 TCZHC 16mm" calcext:value-type="string">
            <text:p>M5 TCZHC 16mm</text:p>
          </table:table-cell>
          <table:table-cell table:number-columns-repeated="2"/>
          <table:table-cell table:formula="of:=CONCATENATE(T([.E6]);[.F6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6]);T([.I6]);T([.J6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7]);T(&quot; &quot;);T([.G7]);;T(&quot; &quot;);[.K7];;[.$K$1])" office:value-type="string" office:string-value="M5 TCZHC 18mm" calcext:value-type="string">
            <text:p>M5 TCZHC 18mm</text:p>
          </table:table-cell>
          <table:table-cell table:number-columns-repeated="2"/>
          <table:table-cell table:formula="of:=CONCATENATE(T([.E7]);[.F7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7]);T([.I7]);T([.J7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8]);T(&quot; &quot;);T([.G8]);;T(&quot; &quot;);[.K8];;[.$K$1])" office:value-type="string" office:string-value="M5 TCZHC 20mm" calcext:value-type="string">
            <text:p>M5 TCZHC 20mm</text:p>
          </table:table-cell>
          <table:table-cell table:number-columns-repeated="2"/>
          <table:table-cell table:formula="of:=CONCATENATE(T([.E8]);[.F8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8]);T([.I8]);T([.J8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9]);T(&quot; &quot;);T([.G9]);;T(&quot; &quot;);[.K9];;[.$K$1])" office:value-type="string" office:string-value="M5 TCZHC 22mm" calcext:value-type="string">
            <text:p>M5 TCZHC 22mm</text:p>
          </table:table-cell>
          <table:table-cell table:number-columns-repeated="2"/>
          <table:table-cell table:formula="of:=CONCATENATE(T([.E9]);[.F9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9]);T([.I9]);T([.J9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CONCATENATE(T([.D10]);T(&quot; &quot;);T([.G10]);;T(&quot; &quot;);[.K10];;[.$K$1])" office:value-type="string" office:string-value="M5 TCZHC 25mm" calcext:value-type="string">
            <text:p>M5 TCZHC 25mm</text:p>
          </table:table-cell>
          <table:table-cell table:number-columns-repeated="2"/>
          <table:table-cell table:formula="of:=CONCATENATE(T([.E10]);[.F10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10]);T([.I10]);T([.J10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11]);T(&quot; &quot;);T([.G11]);;T(&quot; &quot;);[.K11];;[.$K$1])" office:value-type="string" office:string-value="M5 TCZHC 30mm" calcext:value-type="string">
            <text:p>M5 TCZHC 3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1]);[.F11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11]);T([.I11]);T([.J11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12]);T(&quot; &quot;);T([.G12]);;T(&quot; &quot;);[.K12];;[.$K$1])" office:value-type="string" office:string-value="M5 TCZHC 35mm" calcext:value-type="string">
            <text:p>M5 TCZHC 3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2]);[.F12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12]);T([.I12]);T([.J12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13]);T(&quot; &quot;);T([.G13]);;T(&quot; &quot;);[.K13];;[.$K$1])" office:value-type="string" office:string-value="M5 TCZHC 40mm" calcext:value-type="string">
            <text:p>M5 TCZHC 4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3]);[.F13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13]);T([.I13]);T([.J13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CONCATENATE(T([.D15]);T(&quot; &quot;);T([.G15]);;T(&quot; &quot;);[.K15];;[.$K$1])" office:value-type="string" office:string-value="M5 TCHC 10mm" calcext:value-type="string">
            <text:p>M5 TCHC 10mm</text:p>
          </table:table-cell>
          <table:table-cell table:number-columns-repeated="2"/>
          <table:table-cell table:formula="of:=CONCATENATE(T([.E15]);[.F15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15]);T([.I15]);T([.J15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16]);T(&quot; &quot;);T([.G16]);;T(&quot; &quot;);[.K16];;[.$K$1])" office:value-type="string" office:string-value="M5 TCHC 12mm" calcext:value-type="string">
            <text:p>M5 TCHC 12mm</text:p>
          </table:table-cell>
          <table:table-cell table:number-columns-repeated="2"/>
          <table:table-cell table:formula="of:=CONCATENATE(T([.E16]);[.F16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16]);T([.I16]);T([.J16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17]);T(&quot; &quot;);T([.G17]);;T(&quot; &quot;);[.K17];;[.$K$1])" office:value-type="string" office:string-value="M5 TCHC 14mm" calcext:value-type="string">
            <text:p>M5 TCHC 14mm</text:p>
          </table:table-cell>
          <table:table-cell table:number-columns-repeated="2"/>
          <table:table-cell table:formula="of:=CONCATENATE(T([.E17]);[.F17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17]);T([.I17]);T([.J17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18]);T(&quot; &quot;);T([.G18]);;T(&quot; &quot;);[.K18];;[.$K$1])" office:value-type="string" office:string-value="M5 TCHC 16mm" calcext:value-type="string">
            <text:p>M5 TCHC 16mm</text:p>
          </table:table-cell>
          <table:table-cell table:number-columns-repeated="2"/>
          <table:table-cell table:formula="of:=CONCATENATE(T([.E18]);[.F18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18]);T([.I18]);T([.J18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19]);T(&quot; &quot;);T([.G19]);;T(&quot; &quot;);[.K19];;[.$K$1])" office:value-type="string" office:string-value="M5 TCHC 18mm" calcext:value-type="string">
            <text:p>M5 TCHC 18mm</text:p>
          </table:table-cell>
          <table:table-cell table:number-columns-repeated="2"/>
          <table:table-cell table:formula="of:=CONCATENATE(T([.E19]);[.F19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19]);T([.I19]);T([.J19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20]);T(&quot; &quot;);T([.G20]);;T(&quot; &quot;);[.K20];;[.$K$1])" office:value-type="string" office:string-value="M5 TCHC 20mm" calcext:value-type="string">
            <text:p>M5 TCHC 20mm</text:p>
          </table:table-cell>
          <table:table-cell table:number-columns-repeated="2"/>
          <table:table-cell table:formula="of:=CONCATENATE(T([.E20]);[.F20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20]);T([.I20]);T([.J20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21]);T(&quot; &quot;);T([.G21]);;T(&quot; &quot;);[.K21];;[.$K$1])" office:value-type="string" office:string-value="M5 TCHC 22mm" calcext:value-type="string">
            <text:p>M5 TCHC 22mm</text:p>
          </table:table-cell>
          <table:table-cell table:number-columns-repeated="2"/>
          <table:table-cell table:formula="of:=CONCATENATE(T([.E21]);[.F21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21]);T([.I21]);T([.J21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CONCATENATE(T([.D22]);T(&quot; &quot;);T([.G22]);;T(&quot; &quot;);[.K22];;[.$K$1])" office:value-type="string" office:string-value="M5 TCHC 25mm" calcext:value-type="string">
            <text:p>M5 TCHC 25mm</text:p>
          </table:table-cell>
          <table:table-cell table:number-columns-repeated="2"/>
          <table:table-cell table:formula="of:=CONCATENATE(T([.E22]);[.F22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22]);T([.I22]);T([.J22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23]);T(&quot; &quot;);T([.G23]);;T(&quot; &quot;);[.K23];;[.$K$1])" office:value-type="string" office:string-value="M5 TCHC 30mm" calcext:value-type="string">
            <text:p>M5 TCHC 30mm</text:p>
          </table:table-cell>
          <table:table-cell table:number-columns-repeated="2"/>
          <table:table-cell table:formula="of:=CONCATENATE(T([.E23]);[.F23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23]);T([.I23]);T([.J23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24]);T(&quot; &quot;);T([.G24]);;T(&quot; &quot;);[.K24];;[.$K$1])" office:value-type="string" office:string-value="M5 TCHC 35mm" calcext:value-type="string">
            <text:p>M5 TCHC 35mm</text:p>
          </table:table-cell>
          <table:table-cell table:number-columns-repeated="2"/>
          <table:table-cell table:formula="of:=CONCATENATE(T([.E24]);[.F24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24]);T([.I24]);T([.J24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25]);T(&quot; &quot;);T([.G25]);;T(&quot; &quot;);[.K25];;[.$K$1])" office:value-type="string" office:string-value="M5 TCHC 40mm" calcext:value-type="string">
            <text:p>M5 TCHC 40mm</text:p>
          </table:table-cell>
          <table:table-cell table:number-columns-repeated="2"/>
          <table:table-cell table:formula="of:=CONCATENATE(T([.E25]);[.F25])" office:value-type="string" office:string-value="M5" calcext:value-type="string">
            <text:p>M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CONCATENATE(T([.H25]);T([.I25]);T([.J25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CONCATENATE(T([.D27]);T(&quot; &quot;);T([.G27]);;T(&quot; &quot;);[.K27];;[.$K$1])" office:value-type="string" office:string-value="M4 TCZHC 8mm" calcext:value-type="string">
            <text:p>M4 TCZHC 8mm</text:p>
          </table:table-cell>
          <table:table-cell table:number-columns-repeated="2"/>
          <table:table-cell table:formula="of:=CONCATENATE(T([.E27]);[.F27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27]);T([.I27]);T([.J27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T([.D28]);T(&quot; &quot;);T([.G28]);;T(&quot; &quot;);[.K28];;[.$K$1])" office:value-type="string" office:string-value="M4 TCZHC 10mm" calcext:value-type="string">
            <text:p>M4 TCZHC 10mm</text:p>
          </table:table-cell>
          <table:table-cell table:number-columns-repeated="2"/>
          <table:table-cell table:formula="of:=CONCATENATE(T([.E28]);[.F28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28]);T([.I28]);T([.J28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29]);T(&quot; &quot;);T([.G29]);;T(&quot; &quot;);[.K29];;[.$K$1])" office:value-type="string" office:string-value="M4 TCZHC 12mm" calcext:value-type="string">
            <text:p>M4 TCZHC 12mm</text:p>
          </table:table-cell>
          <table:table-cell table:number-columns-repeated="2"/>
          <table:table-cell table:formula="of:=CONCATENATE(T([.E29]);[.F29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29]);T([.I29]);T([.J29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30]);T(&quot; &quot;);T([.G30]);;T(&quot; &quot;);[.K30];;[.$K$1])" office:value-type="string" office:string-value="M4 TCZHC 14mm" calcext:value-type="string">
            <text:p>M4 TCZHC 14mm</text:p>
          </table:table-cell>
          <table:table-cell table:number-columns-repeated="2"/>
          <table:table-cell table:formula="of:=CONCATENATE(T([.E30]);[.F30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30]);T([.I30]);T([.J30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31]);T(&quot; &quot;);T([.G31]);;T(&quot; &quot;);[.K31];;[.$K$1])" office:value-type="string" office:string-value="M4 TCZHC 16mm" calcext:value-type="string">
            <text:p>M4 TCZHC 16mm</text:p>
          </table:table-cell>
          <table:table-cell table:number-columns-repeated="2"/>
          <table:table-cell table:formula="of:=CONCATENATE(T([.E31]);[.F31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31]);T([.I31]);T([.J31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32]);T(&quot; &quot;);T([.G32]);;T(&quot; &quot;);[.K32];;[.$K$1])" office:value-type="string" office:string-value="M4 TCZHC 18mm" calcext:value-type="string">
            <text:p>M4 TCZHC 18mm</text:p>
          </table:table-cell>
          <table:table-cell table:number-columns-repeated="2"/>
          <table:table-cell table:formula="of:=CONCATENATE(T([.E32]);[.F32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32]);T([.I32]);T([.J32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33]);T(&quot; &quot;);T([.G33]);;T(&quot; &quot;);[.K33];;[.$K$1])" office:value-type="string" office:string-value="M4 TCZHC 20mm" calcext:value-type="string">
            <text:p>M4 TCZHC 2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33]);[.F33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33]);T([.I33]);T([.J33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34]);T(&quot; &quot;);T([.G34]);;T(&quot; &quot;);[.K34];;[.$K$1])" office:value-type="string" office:string-value="M4 TCZHC 25mm" calcext:value-type="string">
            <text:p>M4 TCZHC 2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34]);[.F34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34]);T([.I34]);T([.J34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35]);T(&quot; &quot;);T([.G35]);;T(&quot; &quot;);[.K35];;[.$K$1])" office:value-type="string" office:string-value="M4 TCZHC 30mm" calcext:value-type="string">
            <text:p>M4 TCZHC 3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35]);[.F35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35]);T([.I35]);T([.J35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36]);T(&quot; &quot;);T([.G36]);;T(&quot; &quot;);[.K36];;[.$K$1])" office:value-type="string" office:string-value="M4 TCZHC 35mm" calcext:value-type="string">
            <text:p>M4 TCZHC 3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36]);[.F36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36]);T([.I36]);T([.J36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37]);T(&quot; &quot;);T([.G37]);;T(&quot; &quot;);[.K37];;[.$K$1])" office:value-type="string" office:string-value="M4 TCZHC 40mm" calcext:value-type="string">
            <text:p>M4 TCZHC 4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37]);[.F37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37]);T([.I37]);T([.J37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CONCATENATE(T([.D39]);T(&quot; &quot;);T([.G39]);;T(&quot; &quot;);[.K39];;[.$K$1])" office:value-type="string" office:string-value="M4 TCHC 8mm" calcext:value-type="string">
            <text:p>M4 TCHC 8mm</text:p>
          </table:table-cell>
          <table:table-cell table:number-columns-repeated="2"/>
          <table:table-cell table:formula="of:=CONCATENATE(T([.E39]);[.F39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39]);T([.I39]);T([.J39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T([.D40]);T(&quot; &quot;);T([.G40]);;T(&quot; &quot;);[.K40];;[.$K$1])" office:value-type="string" office:string-value="M4 TCHC 10mm" calcext:value-type="string">
            <text:p>M4 TCHC 10mm</text:p>
          </table:table-cell>
          <table:table-cell table:number-columns-repeated="2"/>
          <table:table-cell table:formula="of:=CONCATENATE(T([.E40]);[.F40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0]);T([.I40]);T([.J40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41]);T(&quot; &quot;);T([.G41]);;T(&quot; &quot;);[.K41];;[.$K$1])" office:value-type="string" office:string-value="M4 TCHC 12mm" calcext:value-type="string">
            <text:p>M4 TCHC 12mm</text:p>
          </table:table-cell>
          <table:table-cell table:number-columns-repeated="2"/>
          <table:table-cell table:formula="of:=CONCATENATE(T([.E41]);[.F41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1]);T([.I41]);T([.J41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42]);T(&quot; &quot;);T([.G42]);;T(&quot; &quot;);[.K42];;[.$K$1])" office:value-type="string" office:string-value="M4 TCHC 14mm" calcext:value-type="string">
            <text:p>M4 TCHC 14mm</text:p>
          </table:table-cell>
          <table:table-cell table:number-columns-repeated="2"/>
          <table:table-cell table:formula="of:=CONCATENATE(T([.E42]);[.F42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2]);T([.I42]);T([.J42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43]);T(&quot; &quot;);T([.G43]);;T(&quot; &quot;);[.K43];;[.$K$1])" office:value-type="string" office:string-value="M4 TCHC 16mm" calcext:value-type="string">
            <text:p>M4 TCHC 16mm</text:p>
          </table:table-cell>
          <table:table-cell table:number-columns-repeated="2"/>
          <table:table-cell table:formula="of:=CONCATENATE(T([.E43]);[.F43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3]);T([.I43]);T([.J43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44]);T(&quot; &quot;);T([.G44]);;T(&quot; &quot;);[.K44];;[.$K$1])" office:value-type="string" office:string-value="M4 TCHC 18mm" calcext:value-type="string">
            <text:p>M4 TCHC 18mm</text:p>
          </table:table-cell>
          <table:table-cell table:number-columns-repeated="2"/>
          <table:table-cell table:formula="of:=CONCATENATE(T([.E44]);[.F44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4]);T([.I44]);T([.J44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45]);T(&quot; &quot;);T([.G45]);;T(&quot; &quot;);[.K45];;[.$K$1])" office:value-type="string" office:string-value="M4 TCHC 20mm" calcext:value-type="string">
            <text:p>M4 TCHC 2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45]);[.F45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5]);T([.I45]);T([.J45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46]);T(&quot; &quot;);T([.G46]);;T(&quot; &quot;);[.K46];;[.$K$1])" office:value-type="string" office:string-value="M4 TCHC 25mm" calcext:value-type="string">
            <text:p>M4 TCHC 2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46]);[.F46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6]);T([.I46]);T([.J46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47]);T(&quot; &quot;);T([.G47]);;T(&quot; &quot;);[.K47];;[.$K$1])" office:value-type="string" office:string-value="M4 TCHC 30mm" calcext:value-type="string">
            <text:p>M4 TCHC 3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47]);[.F47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7]);T([.I47]);T([.J47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48]);T(&quot; &quot;);T([.G48]);;T(&quot; &quot;);[.K48];;[.$K$1])" office:value-type="string" office:string-value="M4 TCHC 35mm" calcext:value-type="string">
            <text:p>M4 TCHC 3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48]);[.F48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8]);T([.I48]);T([.J48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49]);T(&quot; &quot;);T([.G49]);;T(&quot; &quot;);[.K49];;[.$K$1])" office:value-type="string" office:string-value="M4 TCHC 40mm" calcext:value-type="string">
            <text:p>M4 TCHC 4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49]);[.F49])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CONCATENATE(T([.H49]);T([.I49]);T([.J49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CONCATENATE(T([.D51]);T(&quot; &quot;);T([.G51]);;T(&quot; &quot;);[.K51];;[.$K$1])" office:value-type="string" office:string-value="M3 TCZHC 8mm" calcext:value-type="string">
            <text:p>M3 TCZHC 8mm</text:p>
          </table:table-cell>
          <table:table-cell table:number-columns-repeated="2"/>
          <table:table-cell table:formula="of:=CONCATENATE(T([.E51]);[.F51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51]);T([.I51]);T([.J51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T([.D52]);T(&quot; &quot;);T([.G52]);;T(&quot; &quot;);[.K52];;[.$K$1])" office:value-type="string" office:string-value="M3 TCZHC 10mm" calcext:value-type="string">
            <text:p>M3 TCZHC 10mm</text:p>
          </table:table-cell>
          <table:table-cell table:number-columns-repeated="2"/>
          <table:table-cell table:formula="of:=CONCATENATE(T([.E52]);[.F52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52]);T([.I52]);T([.J52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53]);T(&quot; &quot;);T([.G53]);;T(&quot; &quot;);[.K53];;[.$K$1])" office:value-type="string" office:string-value="M3 TCZHC 12mm" calcext:value-type="string">
            <text:p>M3 TCZHC 12mm</text:p>
          </table:table-cell>
          <table:table-cell table:number-columns-repeated="2"/>
          <table:table-cell table:formula="of:=CONCATENATE(T([.E53]);[.F53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53]);T([.I53]);T([.J53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54]);T(&quot; &quot;);T([.G54]);;T(&quot; &quot;);[.K54];;[.$K$1])" office:value-type="string" office:string-value="M3 TCZHC 14mm" calcext:value-type="string">
            <text:p>M3 TCZHC 14mm</text:p>
          </table:table-cell>
          <table:table-cell table:number-columns-repeated="2"/>
          <table:table-cell table:formula="of:=CONCATENATE(T([.E54]);[.F54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54]);T([.I54]);T([.J54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55]);T(&quot; &quot;);T([.G55]);;T(&quot; &quot;);[.K55];;[.$K$1])" office:value-type="string" office:string-value="M3 TCZHC 16mm" calcext:value-type="string">
            <text:p>M3 TCZHC 16mm</text:p>
          </table:table-cell>
          <table:table-cell table:number-columns-repeated="2"/>
          <table:table-cell table:formula="of:=CONCATENATE(T([.E55]);[.F55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55]);T([.I55]);T([.J55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56]);T(&quot; &quot;);T([.G56]);;T(&quot; &quot;);[.K56];;[.$K$1])" office:value-type="string" office:string-value="M3 TCZHC 18mm" calcext:value-type="string">
            <text:p>M3 TCZHC 18mm</text:p>
          </table:table-cell>
          <table:table-cell table:number-columns-repeated="2"/>
          <table:table-cell table:formula="of:=CONCATENATE(T([.E56]);[.F56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56]);T([.I56]);T([.J56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57]);T(&quot; &quot;);T([.G57]);;T(&quot; &quot;);[.K57];;[.$K$1])" office:value-type="string" office:string-value="M3 TCZHC 20mm" calcext:value-type="string">
            <text:p>M3 TCZHC 2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57]);[.F57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57]);T([.I57]);T([.J57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58]);T(&quot; &quot;);T([.G58]);;T(&quot; &quot;);[.K58];;[.$K$1])" office:value-type="string" office:string-value="M3 TCZHC 25mm" calcext:value-type="string">
            <text:p>M3 TCZHC 2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58]);[.F58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58]);T([.I58]);T([.J58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59]);T(&quot; &quot;);T([.G59]);;T(&quot; &quot;);[.K59];;[.$K$1])" office:value-type="string" office:string-value="M3 TCZHC 30mm" calcext:value-type="string">
            <text:p>M3 TCZHC 3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59]);[.F59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59]);T([.I59]);T([.J59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60]);T(&quot; &quot;);T([.G60]);;T(&quot; &quot;);[.K60];;[.$K$1])" office:value-type="string" office:string-value="M3 TCZHC 35mm" calcext:value-type="string">
            <text:p>M3 TCZHC 3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60]);[.F60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60]);T([.I60]);T([.J60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61]);T(&quot; &quot;);T([.G61]);;T(&quot; &quot;);[.K61];;[.$K$1])" office:value-type="string" office:string-value="M3 TCZHC 40mm" calcext:value-type="string">
            <text:p>M3 TCZHC 4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61]);[.F61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61]);T([.I61]);T([.J61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CONCATENATE(T([.D63]);T(&quot; &quot;);T([.G63]);;T(&quot; &quot;);[.K63];;[.$K$1])" office:value-type="string" office:string-value="M3 TCHC 8mm" calcext:value-type="string">
            <text:p>M3 TCHC 8mm</text:p>
          </table:table-cell>
          <table:table-cell table:number-columns-repeated="2"/>
          <table:table-cell table:formula="of:=CONCATENATE(T([.E63]);[.F63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63]);T([.I63]);T([.J63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T([.D64]);T(&quot; &quot;);T([.G64]);;T(&quot; &quot;);[.K64];;[.$K$1])" office:value-type="string" office:string-value="M3 TCHC 10mm" calcext:value-type="string">
            <text:p>M3 TCHC 10mm</text:p>
          </table:table-cell>
          <table:table-cell table:number-columns-repeated="2"/>
          <table:table-cell table:formula="of:=CONCATENATE(T([.E64]);[.F64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64]);T([.I64]);T([.J64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65]);T(&quot; &quot;);T([.G65]);;T(&quot; &quot;);[.K65];;[.$K$1])" office:value-type="string" office:string-value="M3 TCHC 12mm" calcext:value-type="string">
            <text:p>M3 TCHC 12mm</text:p>
          </table:table-cell>
          <table:table-cell table:number-columns-repeated="2"/>
          <table:table-cell table:formula="of:=CONCATENATE(T([.E65]);[.F65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65]);T([.I65]);T([.J65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66]);T(&quot; &quot;);T([.G66]);;T(&quot; &quot;);[.K66];;[.$K$1])" office:value-type="string" office:string-value="M3 TCHC 14mm" calcext:value-type="string">
            <text:p>M3 TCHC 14mm</text:p>
          </table:table-cell>
          <table:table-cell table:number-columns-repeated="2"/>
          <table:table-cell table:formula="of:=CONCATENATE(T([.E66]);[.F66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66]);T([.I66]);T([.J66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67]);T(&quot; &quot;);T([.G67]);;T(&quot; &quot;);[.K67];;[.$K$1])" office:value-type="string" office:string-value="M3 TCHC 16mm" calcext:value-type="string">
            <text:p>M3 TCHC 16mm</text:p>
          </table:table-cell>
          <table:table-cell table:number-columns-repeated="2"/>
          <table:table-cell table:formula="of:=CONCATENATE(T([.E67]);[.F67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67]);T([.I67]);T([.J67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68]);T(&quot; &quot;);T([.G68]);;T(&quot; &quot;);[.K68];;[.$K$1])" office:value-type="string" office:string-value="M3 TCHC 18mm" calcext:value-type="string">
            <text:p>M3 TCHC 18mm</text:p>
          </table:table-cell>
          <table:table-cell table:number-columns-repeated="2"/>
          <table:table-cell table:formula="of:=CONCATENATE(T([.E68]);[.F68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68]);T([.I68]);T([.J68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69]);T(&quot; &quot;);T([.G69]);;T(&quot; &quot;);[.K69];;[.$K$1])" office:value-type="string" office:string-value="M3 TCHC 20mm" calcext:value-type="string">
            <text:p>M3 TCHC 2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69]);[.F69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69]);T([.I69]);T([.J69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70]);T(&quot; &quot;);T([.G70]);;T(&quot; &quot;);[.K70];;[.$K$1])" office:value-type="string" office:string-value="M3 TCHC 25mm" calcext:value-type="string">
            <text:p>M3 TCHC 2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70]);[.F70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70]);T([.I70]);T([.J70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71]);T(&quot; &quot;);T([.G71]);;T(&quot; &quot;);[.K71];;[.$K$1])" office:value-type="string" office:string-value="M3 TCHC 30mm" calcext:value-type="string">
            <text:p>M3 TCHC 3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71]);[.F71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71]);T([.I71]);T([.J71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72]);T(&quot; &quot;);T([.G72]);;T(&quot; &quot;);[.K72];;[.$K$1])" office:value-type="string" office:string-value="M3 TCHC 35mm" calcext:value-type="string">
            <text:p>M3 TCHC 3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72]);[.F72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72]);T([.I72]);T([.J72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73]);T(&quot; &quot;);T([.G73]);;T(&quot; &quot;);[.K73];;[.$K$1])" office:value-type="string" office:string-value="M3 TCHC 40mm" calcext:value-type="string">
            <text:p>M3 TCHC 4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73]);[.F73])" office:value-type="string" office:string-value="M3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CONCATENATE(T([.H73]);T([.I73]);T([.J73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CONCATENATE(T([.D75]);T(&quot; &quot;);T([.G75]);;T(&quot; &quot;);[.K75];;[.$K$1])" office:value-type="string" office:string-value="M2,5 TCZHC 8mm" calcext:value-type="string">
            <text:p>M2,5 TCZHC 8mm</text:p>
          </table:table-cell>
          <table:table-cell table:number-columns-repeated="2"/>
          <table:table-cell table:formula="of:=CONCATENATE(T([.E75]);[.F75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75]);T([.I75]);T([.J75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T([.D76]);T(&quot; &quot;);T([.G76]);;T(&quot; &quot;);[.K76];;[.$K$1])" office:value-type="string" office:string-value="M2,5 TCZHC 10mm" calcext:value-type="string">
            <text:p>M2,5 TCZHC 10mm</text:p>
          </table:table-cell>
          <table:table-cell table:number-columns-repeated="2"/>
          <table:table-cell table:formula="of:=CONCATENATE(T([.E76]);[.F76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76]);T([.I76]);T([.J76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77]);T(&quot; &quot;);T([.G77]);;T(&quot; &quot;);[.K77];;[.$K$1])" office:value-type="string" office:string-value="M2,5 TCZHC 12mm" calcext:value-type="string">
            <text:p>M2,5 TCZHC 12mm</text:p>
          </table:table-cell>
          <table:table-cell table:number-columns-repeated="2"/>
          <table:table-cell table:formula="of:=CONCATENATE(T([.E77]);[.F77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77]);T([.I77]);T([.J77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78]);T(&quot; &quot;);T([.G78]);;T(&quot; &quot;);[.K78];;[.$K$1])" office:value-type="string" office:string-value="M2,5 TCZHC 14mm" calcext:value-type="string">
            <text:p>M2,5 TCZHC 14mm</text:p>
          </table:table-cell>
          <table:table-cell table:number-columns-repeated="2"/>
          <table:table-cell table:formula="of:=CONCATENATE(T([.E78]);[.F78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78]);T([.I78]);T([.J78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79]);T(&quot; &quot;);T([.G79]);;T(&quot; &quot;);[.K79];;[.$K$1])" office:value-type="string" office:string-value="M2,5 TCZHC 16mm" calcext:value-type="string">
            <text:p>M2,5 TCZHC 16mm</text:p>
          </table:table-cell>
          <table:table-cell table:number-columns-repeated="2"/>
          <table:table-cell table:formula="of:=CONCATENATE(T([.E79]);[.F79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79]);T([.I79]);T([.J79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80]);T(&quot; &quot;);T([.G80]);;T(&quot; &quot;);[.K80];;[.$K$1])" office:value-type="string" office:string-value="M2,5 TCZHC 18mm" calcext:value-type="string">
            <text:p>M2,5 TCZHC 18mm</text:p>
          </table:table-cell>
          <table:table-cell table:number-columns-repeated="2"/>
          <table:table-cell table:formula="of:=CONCATENATE(T([.E80]);[.F80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80]);T([.I80]);T([.J80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81]);T(&quot; &quot;);T([.G81]);;T(&quot; &quot;);[.K81];;[.$K$1])" office:value-type="string" office:string-value="M2,5 TCZHC 20mm" calcext:value-type="string">
            <text:p>M2,5 TCZHC 2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81]);[.F81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81]);T([.I81]);T([.J81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82]);T(&quot; &quot;);T([.G82]);;T(&quot; &quot;);[.K82];;[.$K$1])" office:value-type="string" office:string-value="M2,5 TCZHC 25mm" calcext:value-type="string">
            <text:p>M2,5 TCZHC 2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82]);[.F82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82]);T([.I82]);T([.J82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83]);T(&quot; &quot;);T([.G83]);;T(&quot; &quot;);[.K83];;[.$K$1])" office:value-type="string" office:string-value="M2,5 TCZHC 30mm" calcext:value-type="string">
            <text:p>M2,5 TCZHC 3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83]);[.F83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83]);T([.I83]);T([.J83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84]);T(&quot; &quot;);T([.G84]);;T(&quot; &quot;);[.K84];;[.$K$1])" office:value-type="string" office:string-value="M2,5 TCZHC 35mm" calcext:value-type="string">
            <text:p>M2,5 TCZHC 3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84]);[.F84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84]);T([.I84]);T([.J84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85]);T(&quot; &quot;);T([.G85]);;T(&quot; &quot;);[.K85];;[.$K$1])" office:value-type="string" office:string-value="M2,5 TCZHC 40mm" calcext:value-type="string">
            <text:p>M2,5 TCZHC 4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85]);[.F85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85]);T([.I85]);T([.J85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CONCATENATE(T([.D87]);T(&quot; &quot;);T([.G87]);;T(&quot; &quot;);[.K87];;[.$K$1])" office:value-type="string" office:string-value="M2,5 TCHC 8mm" calcext:value-type="string">
            <text:p>M2,5 TCHC 8mm</text:p>
          </table:table-cell>
          <table:table-cell table:number-columns-repeated="2"/>
          <table:table-cell table:formula="of:=CONCATENATE(T([.E87]);[.F87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87]);T([.I87]);T([.J87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T([.D88]);T(&quot; &quot;);T([.G88]);;T(&quot; &quot;);[.K88];;[.$K$1])" office:value-type="string" office:string-value="M2,5 TCHC 10mm" calcext:value-type="string">
            <text:p>M2,5 TCHC 10mm</text:p>
          </table:table-cell>
          <table:table-cell table:number-columns-repeated="2"/>
          <table:table-cell table:formula="of:=CONCATENATE(T([.E88]);[.F88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88]);T([.I88]);T([.J88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89]);T(&quot; &quot;);T([.G89]);;T(&quot; &quot;);[.K89];;[.$K$1])" office:value-type="string" office:string-value="M2,5 TCHC 12mm" calcext:value-type="string">
            <text:p>M2,5 TCHC 12mm</text:p>
          </table:table-cell>
          <table:table-cell table:number-columns-repeated="2"/>
          <table:table-cell table:formula="of:=CONCATENATE(T([.E89]);[.F89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89]);T([.I89]);T([.J89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90]);T(&quot; &quot;);T([.G90]);;T(&quot; &quot;);[.K90];;[.$K$1])" office:value-type="string" office:string-value="M2,5 TCHC 14mm" calcext:value-type="string">
            <text:p>M2,5 TCHC 14mm</text:p>
          </table:table-cell>
          <table:table-cell table:number-columns-repeated="2"/>
          <table:table-cell table:formula="of:=CONCATENATE(T([.E90]);[.F90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90]);T([.I90]);T([.J90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91]);T(&quot; &quot;);T([.G91]);;T(&quot; &quot;);[.K91];;[.$K$1])" office:value-type="string" office:string-value="M2,5 TCHC 16mm" calcext:value-type="string">
            <text:p>M2,5 TCHC 16mm</text:p>
          </table:table-cell>
          <table:table-cell table:number-columns-repeated="2"/>
          <table:table-cell table:formula="of:=CONCATENATE(T([.E91]);[.F91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91]);T([.I91]);T([.J91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92]);T(&quot; &quot;);T([.G92]);;T(&quot; &quot;);[.K92];;[.$K$1])" office:value-type="string" office:string-value="M2,5 TCHC 18mm" calcext:value-type="string">
            <text:p>M2,5 TCHC 18mm</text:p>
          </table:table-cell>
          <table:table-cell table:number-columns-repeated="2"/>
          <table:table-cell table:formula="of:=CONCATENATE(T([.E92]);[.F92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92]);T([.I92]);T([.J92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93]);T(&quot; &quot;);T([.G93]);;T(&quot; &quot;);[.K93];;[.$K$1])" office:value-type="string" office:string-value="M2,5 TCHC 20mm" calcext:value-type="string">
            <text:p>M2,5 TCHC 2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93]);[.F93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93]);T([.I93]);T([.J93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94]);T(&quot; &quot;);T([.G94]);;T(&quot; &quot;);[.K94];;[.$K$1])" office:value-type="string" office:string-value="M2,5 TCHC 25mm" calcext:value-type="string">
            <text:p>M2,5 TCHC 2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94]);[.F94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94]);T([.I94]);T([.J94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95]);T(&quot; &quot;);T([.G95]);;T(&quot; &quot;);[.K95];;[.$K$1])" office:value-type="string" office:string-value="M2,5 TCHC 30mm" calcext:value-type="string">
            <text:p>M2,5 TCHC 3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95]);[.F95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95]);T([.I95]);T([.J95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96]);T(&quot; &quot;);T([.G96]);;T(&quot; &quot;);[.K96];;[.$K$1])" office:value-type="string" office:string-value="M2,5 TCHC 35mm" calcext:value-type="string">
            <text:p>M2,5 TCHC 3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96]);[.F96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96]);T([.I96]);T([.J96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97]);T(&quot; &quot;);T([.G97]);;T(&quot; &quot;);[.K97];;[.$K$1])" office:value-type="string" office:string-value="M2,5 TCHC 40mm" calcext:value-type="string">
            <text:p>M2,5 TCHC 4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97]);[.F97])" office:value-type="string" office:string-value="M2,5" calcext:value-type="string">
            <text:p>M2,5</text:p>
          </table:table-cell>
          <table:table-cell office:value-type="string" calcext:value-type="string">
            <text:p>M</text:p>
          </table:table-cell>
          <table:table-cell office:value-type="float" office:value="2.5" calcext:value-type="float">
            <text:p>2,5</text:p>
          </table:table-cell>
          <table:table-cell table:formula="of:=CONCATENATE(T([.H97]);T([.I97]);T([.J97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CONCATENATE(T([.D99]);T(&quot; &quot;);T([.G99]);;T(&quot; &quot;);[.K99];;[.$K$1])" office:value-type="string" office:string-value="M2 TCZHC 8mm" calcext:value-type="string">
            <text:p>M2 TCZHC 8mm</text:p>
          </table:table-cell>
          <table:table-cell table:number-columns-repeated="2"/>
          <table:table-cell table:formula="of:=CONCATENATE(T([.E99]);[.F99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99]);T([.I99]);T([.J99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T([.D100]);T(&quot; &quot;);T([.G100]);;T(&quot; &quot;);[.K100];;[.$K$1])" office:value-type="string" office:string-value="M2 TCZHC 10mm" calcext:value-type="string">
            <text:p>M2 TCZHC 10mm</text:p>
          </table:table-cell>
          <table:table-cell table:number-columns-repeated="2"/>
          <table:table-cell table:formula="of:=CONCATENATE(T([.E100]);[.F100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0]);T([.I100]);T([.J100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101]);T(&quot; &quot;);T([.G101]);;T(&quot; &quot;);[.K101];;[.$K$1])" office:value-type="string" office:string-value="M2 TCZHC 12mm" calcext:value-type="string">
            <text:p>M2 TCZHC 12mm</text:p>
          </table:table-cell>
          <table:table-cell table:number-columns-repeated="2"/>
          <table:table-cell table:formula="of:=CONCATENATE(T([.E101]);[.F101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1]);T([.I101]);T([.J101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102]);T(&quot; &quot;);T([.G102]);;T(&quot; &quot;);[.K102];;[.$K$1])" office:value-type="string" office:string-value="M2 TCZHC 14mm" calcext:value-type="string">
            <text:p>M2 TCZHC 14mm</text:p>
          </table:table-cell>
          <table:table-cell table:number-columns-repeated="2"/>
          <table:table-cell table:formula="of:=CONCATENATE(T([.E102]);[.F102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2]);T([.I102]);T([.J102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103]);T(&quot; &quot;);T([.G103]);;T(&quot; &quot;);[.K103];;[.$K$1])" office:value-type="string" office:string-value="M2 TCZHC 16mm" calcext:value-type="string">
            <text:p>M2 TCZHC 16mm</text:p>
          </table:table-cell>
          <table:table-cell table:number-columns-repeated="2"/>
          <table:table-cell table:formula="of:=CONCATENATE(T([.E103]);[.F103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3]);T([.I103]);T([.J103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104]);T(&quot; &quot;);T([.G104]);;T(&quot; &quot;);[.K104];;[.$K$1])" office:value-type="string" office:string-value="M2 TCZHC 18mm" calcext:value-type="string">
            <text:p>M2 TCZHC 18mm</text:p>
          </table:table-cell>
          <table:table-cell table:number-columns-repeated="2"/>
          <table:table-cell table:formula="of:=CONCATENATE(T([.E104]);[.F104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4]);T([.I104]);T([.J104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105]);T(&quot; &quot;);T([.G105]);;T(&quot; &quot;);[.K105];;[.$K$1])" office:value-type="string" office:string-value="M2 TCZHC 20mm" calcext:value-type="string">
            <text:p>M2 TCZHC 2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05]);[.F105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5]);T([.I105]);T([.J105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106]);T(&quot; &quot;);T([.G106]);;T(&quot; &quot;);[.K106];;[.$K$1])" office:value-type="string" office:string-value="M2 TCZHC 25mm" calcext:value-type="string">
            <text:p>M2 TCZHC 2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06]);[.F106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6]);T([.I106]);T([.J106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107]);T(&quot; &quot;);T([.G107]);;T(&quot; &quot;);[.K107];;[.$K$1])" office:value-type="string" office:string-value="M2 TCZHC 30mm" calcext:value-type="string">
            <text:p>M2 TCZHC 3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07]);[.F107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7]);T([.I107]);T([.J107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108]);T(&quot; &quot;);T([.G108]);;T(&quot; &quot;);[.K108];;[.$K$1])" office:value-type="string" office:string-value="M2 TCZHC 35mm" calcext:value-type="string">
            <text:p>M2 TCZHC 3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08]);[.F108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8]);T([.I108]);T([.J108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109]);T(&quot; &quot;);T([.G109]);;T(&quot; &quot;);[.K109];;[.$K$1])" office:value-type="string" office:string-value="M2 TCZHC 40mm" calcext:value-type="string">
            <text:p>M2 TCZHC 4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09]);[.F109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09]);T([.I109]);T([.J109]);)" office:value-type="string" office:string-value="TCZHC" calcext:value-type="string">
            <text:p>TCZH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CONCATENATE(T([.D111]);T(&quot; &quot;);T([.G111]);;T(&quot; &quot;);[.K111];;[.$K$1])" office:value-type="string" office:string-value="M2 TCHC 8mm" calcext:value-type="string">
            <text:p>M2 TCHC 8mm</text:p>
          </table:table-cell>
          <table:table-cell table:number-columns-repeated="2"/>
          <table:table-cell table:formula="of:=CONCATENATE(T([.E111]);[.F111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11]);T([.I111]);T([.J111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T([.D112]);T(&quot; &quot;);T([.G112]);;T(&quot; &quot;);[.K112];;[.$K$1])" office:value-type="string" office:string-value="M2 TCHC 10mm" calcext:value-type="string">
            <text:p>M2 TCHC 10mm</text:p>
          </table:table-cell>
          <table:table-cell table:number-columns-repeated="2"/>
          <table:table-cell table:formula="of:=CONCATENATE(T([.E112]);[.F112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12]);T([.I112]);T([.J112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T([.D113]);T(&quot; &quot;);T([.G113]);;T(&quot; &quot;);[.K113];;[.$K$1])" office:value-type="string" office:string-value="M2 TCHC 12mm" calcext:value-type="string">
            <text:p>M2 TCHC 12mm</text:p>
          </table:table-cell>
          <table:table-cell table:number-columns-repeated="2"/>
          <table:table-cell table:formula="of:=CONCATENATE(T([.E113]);[.F113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13]);T([.I113]);T([.J113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T([.D114]);T(&quot; &quot;);T([.G114]);;T(&quot; &quot;);[.K114];;[.$K$1])" office:value-type="string" office:string-value="M2 TCHC 14mm" calcext:value-type="string">
            <text:p>M2 TCHC 14mm</text:p>
          </table:table-cell>
          <table:table-cell table:number-columns-repeated="2"/>
          <table:table-cell table:formula="of:=CONCATENATE(T([.E114]);[.F114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14]);T([.I114]);T([.J114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T([.D115]);T(&quot; &quot;);T([.G115]);;T(&quot; &quot;);[.K115];;[.$K$1])" office:value-type="string" office:string-value="M2 TCHC 16mm" calcext:value-type="string">
            <text:p>M2 TCHC 16mm</text:p>
          </table:table-cell>
          <table:table-cell table:number-columns-repeated="2"/>
          <table:table-cell table:formula="of:=CONCATENATE(T([.E115]);[.F115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15]);T([.I115]);T([.J115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T([.D116]);T(&quot; &quot;);T([.G116]);;T(&quot; &quot;);[.K116];;[.$K$1])" office:value-type="string" office:string-value="M2 TCHC 18mm" calcext:value-type="string">
            <text:p>M2 TCHC 18mm</text:p>
          </table:table-cell>
          <table:table-cell table:number-columns-repeated="2"/>
          <table:table-cell table:formula="of:=CONCATENATE(T([.E116]);[.F116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16]);T([.I116]);T([.J116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T([.D117]);T(&quot; &quot;);T([.G117]);;T(&quot; &quot;);[.K117];;[.$K$1])" office:value-type="string" office:string-value="M2 TCHC 20mm" calcext:value-type="string">
            <text:p>M2 TCHC 2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17]);[.F117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17]);T([.I117]);T([.J117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T([.D118]);T(&quot; &quot;);T([.G118]);;T(&quot; &quot;);[.K118];;[.$K$1])" office:value-type="string" office:string-value="M2 TCHC 25mm" calcext:value-type="string">
            <text:p>M2 TCHC 2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18]);[.F118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18]);T([.I118]);T([.J118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T([.D119]);T(&quot; &quot;);T([.G119]);;T(&quot; &quot;);[.K119];;[.$K$1])" office:value-type="string" office:string-value="M2 TCHC 30mm" calcext:value-type="string">
            <text:p>M2 TCHC 3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19]);[.F119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19]);T([.I119]);T([.J119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T([.D120]);T(&quot; &quot;);T([.G120]);;T(&quot; &quot;);[.K120];;[.$K$1])" office:value-type="string" office:string-value="M2 TCHC 35mm" calcext:value-type="string">
            <text:p>M2 TCHC 35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20]);[.F120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20]);T([.I120]);T([.J120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T([.D121]);T(&quot; &quot;);T([.G121]);;T(&quot; &quot;);[.K121];;[.$K$1])" office:value-type="string" office:string-value="M2 TCHC 40mm" calcext:value-type="string">
            <text:p>M2 TCHC 40mm</text:p>
          </table:table-cell>
          <table:table-cell office:value-type="string" calcext:value-type="string">
            <text:p>EF</text:p>
          </table:table-cell>
          <table:table-cell/>
          <table:table-cell table:formula="of:=CONCATENATE(T([.E121]);[.F121])" office:value-type="string" office:string-value="M2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CONCATENATE(T([.H121]);T([.I121]);T([.J121]);)" office:value-type="string" office:string-value="TCHC" calcext:value-type="string">
            <text:p>TCHC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HC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SPEC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ECRCAR05/08/08/2A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 style:data-style-name="N2" text:time-value="0000-00-00T17:53:04.5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6.2$Windows_x86 LibreOffice_project/40ff705089295be5be0aae9b15123f687c05b0a</meta:generator>
    <dc:date>2014-06-22T19:36:32.207000000</dc:date>
    <meta:document-statistic meta:table-count="2" meta:cell-count="989" meta:object-count="0"/>
    <meta:user-defined meta:name="Info 1"/>
    <meta:user-defined meta:name="Info 2"/>
    <meta:user-defined meta:name="Info 3"/>
    <meta:user-defined meta:name="Info 4"/>
  </office:meta>
</office:document-meta>
</file>